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5">sAMPLE <text:span text:style-name="T1">4101</text:span></text:p>
      <text:p text:style-name="P4"/>
      <text:p text:style-name="P4"/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8T19:54:43.650015611</dc:date>
    <meta:editing-duration>PT1M3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" meta:character-count="30" meta:non-whitespace-character-count="25"/>
  </office:meta>
</office:document-meta>
</file>